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2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3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4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5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6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7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8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9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0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1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2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3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4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5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" style:family="text">
      <style:text-properties fo:font-size="36.00pt" fo:font-weight="normal" fo:font-family="Cambria" style:font-family-asian="Cambria" style:font-family-complex="Cambria" fo:background-color="transparent" fo:color="#17365d"/>
    </style:style>
    <style:style style:name="T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8.00pt" fo:font-weight="bold" fo:font-family="Calibri" style:font-family-asian="Calibri" style:font-family-complex="Calibri" fo:background-color="transparent" fo:color="#000000"/>
    </style:style>
    <style:style style:name="T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9.50pt" fo:font-weight="bold" fo:font-family="'Cascadia Mono'" style:font-family-asian="'Cascadia Mono'" style:font-family-complex="'Cascadia Mono'" fo:background-color="transparent" fo:color="#0000ff"/>
    </style:style>
    <style:style style:name="T116" style:family="text">
      <style:text-properties fo:font-size="9.50pt" fo:font-weight="bold" fo:font-family="'Cascadia Mono'" style:font-family-asian="'Cascadia Mono'" style:font-family-complex="'Cascadia Mono'" fo:background-color="transparent" fo:color="#000000"/>
    </style:style>
    <style:style style:name="T11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4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2" style:family="text">
      <style:text-properties fo:font-size="9.50pt" fo:font-weight="normal" fo:font-family="'Cascadia Mono'" style:font-family-asian="'Cascadia Mono'" style:font-family-complex="'Cascadia Mono'" fo:background-color="transparent" fo:color="#2b91af"/>
    </style:style>
    <style:style style:name="T14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4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6" style:family="text">
      <style:text-properties fo:font-size="9.50pt" fo:font-weight="normal" fo:font-family="'Cascadia Mono'" style:font-family-asian="'Cascadia Mono'" style:font-family-complex="'Cascadia Mono'" fo:background-color="transparent" fo:color="#2b91af"/>
    </style:style>
    <style:style style:name="T14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8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8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8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8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9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9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9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9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0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0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0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0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0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2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2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2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2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9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3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 fo:margin-left="0.00pt" fo:text-indent="35.45p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 fo:margin-left="141.60pt" fo:text-indent="35.40p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center" fo:margin-left="0.00pt" fo:text-indent="33.10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/>
    </style:style>
    <text:list-style style:name="L15">
      <text:list-level-style-bullet text:level="1" text:bullet-char="•">
        <style:list-level-properties text:space-before="35.45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justify" fo:margin-left="-53.45pt" fo:text-indent="53.45pt"/>
    </style:style>
    <style:style style:name="P16" style:family="paragraph">
      <style:paragraph-properties fo:line-height="100.00%" fo:text-align="left"/>
    </style:style>
    <text:list-style style:name="L17">
      <text:list-level-style-bullet text:level="1" text:bullet-char="•">
        <style:list-level-properties text:space-before="-21.15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left="3.15pt" fo:text-indent="-3.15pt">
        <style:tab-stops>
          <style:tab-stop style:position="39.15pt"/>
        </style:tab-stops>
      </style:paragraph-properties>
    </style:style>
    <style:style style:name="P18" style:family="paragraph">
      <style:paragraph-properties fo:line-height="100.00%" fo:text-align="left" fo:margin-left="3.15pt" fo:text-indent="-3.15pt">
        <style:tab-stops>
          <style:tab-stop style:position="39.15pt"/>
          <style:tab-stop style:position="120.20pt"/>
          <style:tab-stop style:position="190.75pt"/>
          <style:tab-stop style:position="231.75pt"/>
          <style:tab-stop style:position="371.40pt"/>
          <style:tab-stop style:position="472.20pt"/>
        </style:tab-stops>
      </style:paragraph-properties>
    </style:style>
    <style:style style:name="P19" style:family="paragraph">
      <style:paragraph-properties fo:line-height="100.00%" fo:text-align="left" fo:margin-left="3.15pt" fo:text-indent="-3.15pt">
        <style:tab-stops>
          <style:tab-stop style:position="39.15pt"/>
        </style:tab-stops>
      </style:paragraph-properties>
    </style:style>
    <style:style style:name="P20" style:family="paragraph">
      <style:paragraph-properties fo:line-height="100.00%" fo:text-align="left"/>
    </style:style>
    <text:list-style style:name="L21">
      <text:list-level-style-bullet text:level="1" text:bullet-char="•">
        <style:list-level-properties text:space-before="34.1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left" fo:margin-left="-18.00pt" fo:text-indent="18.00pt" fo:margin-right="3.50pt"/>
    </style:style>
    <style:style style:name="P22" style:family="paragraph">
      <style:paragraph-properties fo:line-height="100.00%" fo:text-align="justify"/>
    </style:style>
    <text:list-style style:name="L23">
      <text:list-level-style-bullet text:level="1" text:bullet-char="•">
        <style:list-level-properties text:space-before="35.45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justify" fo:margin-left="-53.45pt" fo:text-indent="53.45pt"/>
    </style:style>
    <style:style style:name="P24" style:family="paragraph">
      <style:paragraph-properties fo:line-height="100.00%" fo:text-align="justify" fo:margin-left="35.45pt" fo:text-indent="0.00pt"/>
    </style:style>
    <style:style style:name="P25" style:family="paragraph">
      <style:paragraph-properties fo:line-height="100.00%" fo:text-align="justify" fo:margin-left="35.45pt" fo:text-indent="18.00pt"/>
    </style:style>
    <style:style style:name="P26" style:family="paragraph">
      <style:paragraph-properties fo:line-height="100.00%" fo:text-align="justify" fo:margin-left="0.00pt" fo:text-indent="35.45pt"/>
    </style:style>
    <text:list-style style:name="L27">
      <text:list-level-style-bullet text:level="1" text:bullet-char="•">
        <style:list-level-properties text:space-before="35.45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justify" fo:margin-left="-53.45pt" fo:text-indent="53.45pt"/>
    </style:style>
    <style:style style:name="P28" style:family="paragraph">
      <style:paragraph-properties fo:line-height="100.00%" fo:text-align="justify" fo:margin-left="-53.45pt" fo:text-indent="53.45pt"/>
    </style:style>
    <style:style style:name="P29" style:family="paragraph">
      <style:paragraph-properties fo:line-height="100.00%" fo:text-align="justify"/>
    </style:style>
    <style:style style:name="P30" style:family="paragraph">
      <style:paragraph-properties fo:line-height="100.00%" fo:text-align="justify"/>
    </style:style>
    <style:style style:name="P31" style:family="paragraph">
      <style:paragraph-properties fo:line-height="100.00%" fo:text-align="justify"/>
    </style:style>
    <style:style style:name="P32" style:family="paragraph">
      <style:paragraph-properties fo:line-height="100.00%" fo:text-align="justify" fo:margin-left="0.00pt" fo:text-indent="35.45pt"/>
    </style:style>
    <style:style style:name="P33" style:family="paragraph">
      <style:paragraph-properties fo:line-height="100.00%" fo:text-align="justify"/>
    </style:style>
  </office:automatic-styles>
  <office:body>
    <office:text>
      <text:p text:style-name="P1"><text:span text:style-name="T1">Министерство</text:span><text:span text:style-name="T2"><text:s/></text:span><text:span text:style-name="T3">образования</text:span><text:span text:style-name="T4"><text:s/></text:span><text:span text:style-name="T5">Республики</text:span><text:span text:style-name="T6"><text:s/></text:span><text:span text:style-name="T7">Беларусь</text:span><text:span text:style-name="T8"><text:s/></text:span><text:span text:style-name="T9">Белорусский</text:span><text:span text:style-name="T10"><text:s/></text:span><text:span text:style-name="T11">Национальный</text:span><text:span text:style-name="T12"><text:s/></text:span><text:span text:style-name="T13">Технический</text:span><text:span text:style-name="T14"><text:s/></text:span><text:span text:style-name="T15">Университет</text:span></text:p>
      <text:p text:style-name="P2"><text:span text:style-name="T16">Факультет информационных технологий и робототехники</text:span></text:p>
      <text:p text:style-name="P2"><text:span text:style-name="T17"/></text:p>
      <text:p text:style-name="P2"><text:span text:style-name="T18">Кафедра<text:s/></text:span><text:span text:style-name="T19">«</text:span><text:span text:style-name="T20">Программное обеспечение информационных систем и<text:s text:c="14"/>технологий</text:span><text:span text:style-name="T21">»</text:span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4"><text:span text:style-name="T22"/></text:p>
      <text:p text:style-name="P5"><text:span text:style-name="T23">Отчѐт</text:span></text:p>
      <text:p text:style-name="P6"><text:span text:style-name="T24">по лабораторной работе<text:s/></text:span><text:span text:style-name="T25">№</text:span><text:span text:style-name="T26"><text:s/>5</text:span></text:p>
      <text:p text:style-name="P6"><text:span text:style-name="T27">по дисциплине<text:s/></text:span><text:span text:style-name="T28">“Базы данных”</text:span></text:p>
      <text:p text:style-name="P6"><text:span text:style-name="T29"><text:s/></text:span><text:span text:style-name="T30">тема</text:span><text:span text:style-name="T31">:<text:s/></text:span><text:span text:style-name="T32">”Создание проекта информационной системы”</text:span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7"><text:span text:style-name="T34"><text:s text:c="6"/></text:span><text:span text:style-name="T35">Исполнитель:<text:s text:c="51"/>студент группы 10701319</text:span></text:p>
      <text:p text:style-name="P8"><text:span text:style-name="T36"><text:tab/><text:tab/><text:tab/><text:tab/><text:tab/></text:span><text:span text:style-name="T37">Чжан</text:span><text:span text:style-name="T38"><text:s/>Цзыхан</text:span><text:span text:style-name="T39"/></text:p>
      <text:p text:style-name="P8"><text:span text:style-name="T40"/></text:p>
      <text:p text:style-name="P8"><text:span text:style-name="T41"><text:s/></text:span></text:p>
      <text:p text:style-name="P8"><text:span text:style-name="T42"/></text:p>
      <text:p text:style-name="P8"><text:span text:style-name="T42"/></text:p>
      <text:p text:style-name="P8"><text:span text:style-name="T42"/></text:p>
      <text:p text:style-name="P8"><text:span text:style-name="T42"/></text:p>
      <text:p text:style-name="P9"><text:span text:style-name="T42"/></text:p>
      <text:p text:style-name="P9"><text:span text:style-name="T42"/></text:p>
      <text:p text:style-name="P9"><text:span text:style-name="T43"><text:s text:c="5"/></text:span><text:span text:style-name="T44">Преподаватель:<text:s text:c="43"/></text:span><text:span text:style-name="T45">Воронич Л.В. </text:span></text:p>
      <text:p text:style-name="P10"><text:span text:style-name="T46"/></text:p>
      <text:p text:style-name="P11"><text:span text:style-name="T46"/></text:p>
      <text:p text:style-name="P11"><text:span text:style-name="T46"/></text:p>
      <text:p text:style-name="P11"><text:span text:style-name="T46"/></text:p>
      <text:p text:style-name="P11"><text:span text:style-name="T46"/></text:p>
      <text:p text:style-name="P11"><text:span text:style-name="T46"/></text:p>
      <text:p text:style-name="P11"><text:span text:style-name="T47">Минск</text:span></text:p>
      <text:p text:style-name="P11"><text:span text:style-name="T48">2022</text:span></text:p>
      <text:p text:style-name="P12"><text:span text:style-name="T49">Лабораторная работа<text:s/></text:span><text:span text:style-name="T50">№</text:span><text:span text:style-name="T51">6</text:span></text:p>
      <text:p text:style-name="P12"><text:span text:style-name="T52">Создание проекта информационной системы</text:span></text:p>
      <text:p text:style-name="P13"><text:span text:style-name="T53"/></text:p>
      <text:p text:style-name="P14"><text:span text:style-name="T54">Цель работы:</text:span></text:p>
      <text:list text:style-name="L15">
        <text:list-item>
          <text:p text:style-name="P15"><text:span text:style-name="T55">Научиться создавать проекты.</text:span></text:p>
        </text:list-item>
        <text:list-item>
          <text:p text:style-name="P15"><text:span text:style-name="T55">Научиться подключать файлы данных к проекту.</text:span></text:p>
        </text:list-item>
        <text:list-item>
          <text:p text:style-name="P15"><text:span text:style-name="T55">Научиться создавать пользовательский интерфейс.</text:span></text:p>
        </text:list-item>
      </text:list>
      <text:p text:style-name="P16"><text:span text:style-name="T56"/></text:p>
      <text:p text:style-name="P16"><text:span text:style-name="T57">Порядок<text:s text:c="2"/>выполнения<text:s text:c="2"/>работы</text:span></text:p>
      <text:list text:style-name="L17">
        <text:list-item>
          <text:p text:style-name="P17"><text:span text:style-name="T58">Ознакомьтесь с теоретическим материалом и в соответствии с ним создайте<text:s/></text:span><text:span text:style-name="T59">новый</text:span><text:span text:style-name="T60"><text:s/></text:span><text:span text:style-name="T61">проект.</text:span></text:p>
        </text:list-item>
        <text:list-item>
          <text:p text:style-name="P18"><text:span text:style-name="T61">Выполните<text:s text:c="2"/>задание<text:tab/>для<text:tab/>самостоятельного<text:tab/>выполнения<text:tab/>в соответствии с номером</text:span><text:span text:style-name="T62"><text:s/></text:span><text:span text:style-name="T63">варианта.</text:span></text:p>
        </text:list-item>
        <text:list-item>
          <text:p text:style-name="P19"><text:span text:style-name="T63">Напишите отчет в соответствии с нижеприведенными требованиями.</text:span></text:p>
        </text:list-item>
        <text:list-item>
          <text:p text:style-name="P19"><text:span text:style-name="T63">Потренируйтесь отвечать на контрольные</text:span><text:span text:style-name="T64"><text:s/></text:span><text:span text:style-name="T65">вопросы.</text:span></text:p>
        </text:list-item>
      </text:list>
      <text:p text:style-name="P20"><text:span text:style-name="T66"/></text:p>
      <text:p text:style-name="P20"><text:span text:style-name="T67">Задание на лабораторную работу:</text:span></text:p>
      <text:list text:style-name="L21">
        <text:list-item>
          <text:p text:style-name="P21"><text:span text:style-name="T68">Создать главную форму для своей базы данных (индивидуальное задание) с кнопками для открытия форм, содержащих данные каждой из таблиц.</text:span></text:p>
        </text:list-item>
        <text:list-item>
          <text:p text:style-name="P21"><text:span text:style-name="T68">Создать формы для отображения данных каждой таблицы индивидуального задания.</text:span></text:p>
        </text:list-item>
      </text:list>
      <text:p text:style-name="P22"><text:span text:style-name="T69">Контрольные вопросы:</text:span></text:p>
      <text:list text:style-name="L23">
        <text:list-item>
          <text:p text:style-name="P23"><text:span text:style-name="T70">ADO.NET<text:s/></text:span><text:span text:style-name="T71">–</text:span><text:span text:style-name="T72"><text:s/></text:span><text:span text:style-name="T73">режимы доступа к данным и их особенности -<text:s/></text:span><text:span text:style-name="T74">ADO.NET предоставляет собой технологию работы с данными, которая основана на платформе .NET Framework. Эта технология представляет нам набор классов, через которые мы можем отправлять запросы к базам данных, устанавливать подключения, получать ответ от базы данных и производить ряд других операций.</text:span></text:p>
        </text:list-item>
      </text:list>
      <text:p text:style-name="P24"><text:span text:style-name="T74">Причем важно отметить, что систем управления баз данных может быть множество. В своей сущности они могут различаться. MS SQL Server, например, для создания запросов использует язык T-SQL, а MySQL и Oracle применяют язык PL-SQL. Разные системы баз данных могут иметь разные типы данных. Также могут различаться какие-то другие моменты. Однако функционал ADO.NET построен таким образом, чтобы предоставить разработчикам унифицированный интерфейс для работы с самыми различными СУБД.</text:span></text:p>
      <text:p text:style-name="P25"><text:span text:style-name="T74">Основу интерфейса взаимодействия с базами данных в ADO.NET представляет ограниченный круг объектов: Connection, Command, DataReader, DataSet и DataAdapter. С помощью объекта Connection происходит установка подключения к источнику данных. Объект Command позволяет выполнять операции с данными из БД. Объект DataReader считывает полученные в результате запроса данные. Объект DataSet предназначен для хранения данных из БД и позволяет работать с ними независимо от БД. И объект DataAdapter является посредником между DataSet и источником данных. Главным образом, через эти объекты и будет идти работа с базой данных.</text:span></text:p>
      <text:p text:style-name="P26"><text:span text:style-name="T74">Однако чтобы использовать один и тот же набор объектов для разных источников данных, необходим соответствующий провайдер данных. Собственно через провайдер данных в ADO.NET и осуществляется взаимодействие с базой данных. Причем для каждого источника данных в ADO.NET может быть свой провайдер, который собственно и определяет конкретную реализацию вышеуказанных классов.</text:span></text:p>
      <text:list text:style-name="L27">
        <text:list-item>
          <text:p text:style-name="P27"><text:span text:style-name="T75">Классы отсоединенных объектов ADO.NET<text:s text:c="2"/>и их назначение -<text:s/></text:span><text:span text:style-name="T76">DataSet, DataTable, DataRows, DataView, DataRelation, Constraints, Others Common Objects.</text:span></text:p>
        </text:list-item>
        <text:list-item>
          <text:p text:style-name="P27"><text:span text:style-name="T77">Классы подсоединенных объектов ADO.NET<text:s text:c="2"/>и их назначение -<text:s/></text:span><text:span text:style-name="T78">Connection, Command, DataReader, DataAdapter (SelectCommand, InsertCommand, UpdateCommand, DeleteCommand), CommandBuilder, Transaction, Parameters, Others Providers.</text:span></text:p>
        </text:list-item>
        <text:list-item>
          <text:p text:style-name="P27"><text:span text:style-name="T79">Объект DataSet<text:s/></text:span><text:span text:style-name="T80">–</text:span><text:span text:style-name="T81"><text:s/></text:span><text:span text:style-name="T82">назначение и структура<text:s/></text:span><text:span text:style-name="T83">–</text:span><text:span text:style-name="T84"><text:s/></text:span><text:span text:style-name="T85">предназначен для хранения и работы с таблицами. Содержит в себе методы для работы с различными таблицами, создание новых таблиц.</text:span></text:p>
        </text:list-item>
        <text:list-item>
          <text:p text:style-name="P27"><text:span text:style-name="T85">Объект DataTable<text:s/></text:span><text:span text:style-name="T86">–</text:span><text:span text:style-name="T87"><text:s/></text:span><text:span text:style-name="T88">назначение и структура<text:s/></text:span><text:span text:style-name="T89">–</text:span><text:span text:style-name="T90"><text:s/></text:span><text:span text:style-name="T91">предназначен для работы с колонками и строками которые содержатся в таблице. Позволяет создавать, редактировать, обновлять и удалять колонки и строки находящиеся в таблице.</text:span></text:p>
        </text:list-item>
        <text:list-item>
          <text:p text:style-name="P27"><text:span text:style-name="T91">Объект DataAdapter<text:s/></text:span><text:span text:style-name="T92">–</text:span><text:span text:style-name="T93"><text:s/></text:span><text:span text:style-name="T94">назначение и основные методы<text:s/></text:span><text:span text:style-name="T95">–</text:span><text:span text:style-name="T96"><text:s/></text:span><text:span text:style-name="T97">адаптер данных, предназначен для работы с SQL Server, служит для выборки, внесения, удаления и изменения данных в таблице. Также с его помощью можно заполнять таблицы в DataSet.</text:span></text:p>
        </text:list-item>
        <text:list-item>
          <text:p text:style-name="P27"><text:span text:style-name="T97">Объект Connection<text:s/></text:span><text:span text:style-name="T98">–</text:span><text:span text:style-name="T99"><text:s/></text:span><text:span text:style-name="T100">назначение, основные свойства и методы<text:s/></text:span><text:span text:style-name="T101">–</text:span><text:span text:style-name="T102"><text:s/></text:span><text:span text:style-name="T103">представляет подключение к БД.</text:span></text:p>
        </text:list-item>
        <text:list-item>
          <text:p text:style-name="P27"><text:span text:style-name="T103">Объект Command - назначение, основные свойства и методы<text:s text:c="2"/>- представляет команду SQL.</text:span></text:p>
        </text:list-item>
        <text:list-item>
          <text:p text:style-name="P27"><text:span text:style-name="T103">Объект DataReader - назначение, основные свойства и методы<text:s/></text:span><text:span text:style-name="T104">–</text:span><text:span text:style-name="T105"><text:s/></text:span><text:span text:style-name="T106">предназначен для последовательного чтения потока байт, отправляемых sql server.</text:span></text:p>
        </text:list-item>
        <text:list-item>
          <text:p text:style-name="P28"><text:span text:style-name="T107">Создание формы для отображения данных таблицы<text:s/></text:span><text:span text:style-name="T108">–</text:span><text:span text:style-name="T109"><text:s/></text:span><text:span text:style-name="T110">последовательность действий</text:span></text:p>
        </text:list-item>
      </text:list>
      <text:p text:style-name="P29"><text:span text:style-name="T111"/></text:p>
      <text:p text:style-name="P30"><text:span text:style-name="T111"/></text:p>
      <text:p text:style-name="P30"><text:span text:style-name="T111"/></text:p>
      <text:p text:style-name="P30"><text:span text:style-name="T111"/></text:p>
      <text:p text:style-name="P30"><text:span text:style-name="T111"/></text:p>
      <text:p text:style-name="P30"><text:span text:style-name="T111"/></text:p>
      <text:p text:style-name="P30"><text:span text:style-name="T111"/></text:p>
      <text:p text:style-name="P30"><text:span text:style-name="T111"/></text:p>
      <text:p text:style-name="P30"><text:span text:style-name="T111"/></text:p>
      <text:p text:style-name="P30"><text:span text:style-name="T111"/></text:p>
      <text:p text:style-name="P30"><text:span text:style-name="T111"/></text:p>
      <text:p text:style-name="P30"><text:span text:style-name="T111"/></text:p>
      <text:p text:style-name="P30"><text:span text:style-name="T111"/></text:p>
      <text:p text:style-name="P30"><text:span text:style-name="T111"/></text:p>
      <text:p text:style-name="P30"><text:span text:style-name="T111"/></text:p>
      <text:p text:style-name="P30"><text:span text:style-name="T111"/></text:p>
      <text:p text:style-name="P30"><text:span text:style-name="T112">Графический пользовательский интерфейс:</text:span></text:p>
      <text:p text:style-name="P30"><draw:frame text:anchor-type="as-char" svg:width="141.82mm" svg:height="85.99mm" style:rel-width="scale" style:rel-height="scale"><draw:object-ole xlink:href="OleObj1"/><draw:image xlink:href="ObjectReplacements/OleObj1"/></draw:frame><text:span text:style-name="T113"/></text:p>
      <text:p text:style-name="P31"><text:span text:style-name="T113"/></text:p>
      <text:p text:style-name="P31"><text:span text:style-name="T113"/></text:p>
      <text:p text:style-name="P31"><text:span text:style-name="T113"/></text:p>
      <text:p text:style-name="P31"><text:span text:style-name="T113"/></text:p>
      <text:p text:style-name="P31"><text:span text:style-name="T113"/></text:p>
      <text:p text:style-name="P31"><text:span text:style-name="T113"/></text:p>
      <text:p text:style-name="P31"><text:span text:style-name="T113"/></text:p>
      <text:p text:style-name="P31"><text:span text:style-name="T113"/></text:p>
      <text:p text:style-name="P31"><text:span text:style-name="T113"/></text:p>
      <text:p text:style-name="P31"><text:span text:style-name="T113"/></text:p>
      <text:p text:style-name="P31"><text:span text:style-name="T113"/></text:p>
      <text:p text:style-name="P31"><text:span text:style-name="T113"/></text:p>
      <text:p text:style-name="P31"><text:span text:style-name="T113"/></text:p>
      <text:p text:style-name="P31"><text:span text:style-name="T113"/></text:p>
      <text:p text:style-name="P31"><text:span text:style-name="T113"/></text:p>
      <text:p text:style-name="P31"><text:span text:style-name="T113"/></text:p>
      <text:p text:style-name="P31"><text:span text:style-name="T113"/></text:p>
      <text:p text:style-name="P31"><text:span text:style-name="T113"/></text:p>
      <text:p text:style-name="P31"><text:span text:style-name="T113"/></text:p>
      <text:p text:style-name="P31"><text:span text:style-name="T114">Листинг:</text:span></text:p>
      <text:p text:style-name="P31"><text:span text:style-name="T115"><text:tab/>using</text:span><text:span text:style-name="T116"><text:s/>System;</text:span></text:p>
      <text:p text:style-name="P32"><text:span text:style-name="T117">using</text:span><text:span text:style-name="T118"><text:s/>System.Collections.Generic;</text:span></text:p>
      <text:p text:style-name="P32"><text:span text:style-name="T119">using</text:span><text:span text:style-name="T120"><text:s/>System.ComponentModel;</text:span></text:p>
      <text:p text:style-name="P32"><text:span text:style-name="T121">using</text:span><text:span text:style-name="T122"><text:s/>System.Data;</text:span></text:p>
      <text:p text:style-name="P32"><text:span text:style-name="T123">using</text:span><text:span text:style-name="T124"><text:s/>System.Drawing;</text:span></text:p>
      <text:p text:style-name="P32"><text:span text:style-name="T125">using</text:span><text:span text:style-name="T126"><text:s/>System.Linq;</text:span></text:p>
      <text:p text:style-name="P32"><text:span text:style-name="T127">using</text:span><text:span text:style-name="T128"><text:s/>System.Text;</text:span></text:p>
      <text:p text:style-name="P32"><text:span text:style-name="T129">using</text:span><text:span text:style-name="T130"><text:s/>System.Threading.Tasks;</text:span></text:p>
      <text:p text:style-name="P32"><text:span text:style-name="T131">using</text:span><text:span text:style-name="T132"><text:s/>System.Windows.Forms;</text:span></text:p>
      <text:p text:style-name="P32"><text:span text:style-name="T133"/></text:p>
      <text:p text:style-name="P32"><text:span text:style-name="T134">namespace</text:span><text:span text:style-name="T135"><text:s/>Lab6</text:span></text:p>
      <text:p text:style-name="P32"><text:span text:style-name="T135">{</text:span></text:p>
      <text:p text:style-name="P32"><text:span text:style-name="T135"><text:s text:c="4"/></text:span><text:span text:style-name="T136">public</text:span><text:span text:style-name="T137"><text:s/></text:span><text:span text:style-name="T138">partial</text:span><text:span text:style-name="T139"><text:s/></text:span><text:span text:style-name="T140">class</text:span><text:span text:style-name="T141"><text:s/></text:span><text:span text:style-name="T142">Main</text:span><text:span text:style-name="T143"><text:s/>: Form</text:span></text:p>
      <text:p text:style-name="P32"><text:span text:style-name="T143"><text:s text:c="4"/>{</text:span></text:p>
      <text:p text:style-name="P32"><text:span text:style-name="T143"><text:s text:c="8"/></text:span><text:span text:style-name="T144">public</text:span><text:span text:style-name="T145"><text:s/></text:span><text:span text:style-name="T146">Main</text:span><text:span text:style-name="T147">()</text:span></text:p>
      <text:p text:style-name="P32"><text:span text:style-name="T147"><text:s text:c="8"/>{</text:span></text:p>
      <text:p text:style-name="P32"><text:span text:style-name="T147"><text:s text:c="12"/>InitializeComponent();</text:span></text:p>
      <text:p text:style-name="P32"><text:span text:style-name="T147"><text:s text:c="8"/>}</text:span></text:p>
      <text:p text:style-name="P32"><text:span text:style-name="T148"/></text:p>
      <text:p text:style-name="P32"><text:span text:style-name="T149"><text:s text:c="8"/></text:span><text:span text:style-name="T150">private</text:span><text:span text:style-name="T151"><text:s/></text:span><text:span text:style-name="T152">void</text:span><text:span text:style-name="T153"><text:s/>button1_Click(</text:span><text:span text:style-name="T154">object</text:span><text:span text:style-name="T155"><text:s/>sender, EventArgs e)</text:span></text:p>
      <text:p text:style-name="P32"><text:span text:style-name="T155"><text:s text:c="8"/>{</text:span></text:p>
      <text:p text:style-name="P32"><text:span text:style-name="T155"><text:s text:c="12"/>button1.Enabled =<text:s/></text:span><text:span text:style-name="T156">false</text:span><text:span text:style-name="T157">;</text:span></text:p>
      <text:p text:style-name="P32"><text:span text:style-name="T157"><text:s text:c="12"/></text:span><text:span text:style-name="T158">var</text:span><text:span text:style-name="T159"><text:s/>form =<text:s/></text:span><text:span text:style-name="T160">new</text:span><text:span text:style-name="T161"><text:s/>Categories();</text:span></text:p>
      <text:p text:style-name="P32"><text:span text:style-name="T161"><text:s text:c="12"/>form.FormClosed += (s, m) =&gt; { button1.Invoke((Action)(() =&gt; button1.Enabled =<text:s/></text:span><text:span text:style-name="T162">true</text:span><text:span text:style-name="T163">)); };</text:span></text:p>
      <text:p text:style-name="P32"><text:span text:style-name="T163"><text:s text:c="12"/>form.Show();</text:span></text:p>
      <text:p text:style-name="P32"><text:span text:style-name="T163"><text:s text:c="8"/>}</text:span></text:p>
      <text:p text:style-name="P32"><text:span text:style-name="T164"/></text:p>
      <text:p text:style-name="P32"><text:span text:style-name="T165"><text:s text:c="8"/></text:span><text:span text:style-name="T166">private</text:span><text:span text:style-name="T167"><text:s/></text:span><text:span text:style-name="T168">void</text:span><text:span text:style-name="T169"><text:s/>button2_Click(</text:span><text:span text:style-name="T170">object</text:span><text:span text:style-name="T171"><text:s/>sender, EventArgs e)</text:span></text:p>
      <text:p text:style-name="P32"><text:span text:style-name="T171"><text:s text:c="8"/>{</text:span></text:p>
      <text:p text:style-name="P32"><text:span text:style-name="T171"><text:s text:c="12"/>button2.Enabled =<text:s/></text:span><text:span text:style-name="T172">false</text:span><text:span text:style-name="T173">;</text:span></text:p>
      <text:p text:style-name="P32"><text:span text:style-name="T173"><text:s text:c="12"/></text:span><text:span text:style-name="T174">var</text:span><text:span text:style-name="T175"><text:s/>form =<text:s/></text:span><text:span text:style-name="T176">new</text:span><text:span text:style-name="T177"><text:s/>Sellers();</text:span></text:p>
      <text:p text:style-name="P32"><text:span text:style-name="T177"><text:s text:c="12"/>form.FormClosed += (s, m) =&gt; { button2.Invoke((Action)(() =&gt; button2.Enabled =<text:s/></text:span><text:span text:style-name="T178">true</text:span><text:span text:style-name="T179">)); };</text:span></text:p>
      <text:p text:style-name="P32"><text:span text:style-name="T179"><text:s text:c="12"/>form.Show();</text:span></text:p>
      <text:p text:style-name="P32"><text:span text:style-name="T179"><text:s text:c="8"/>}</text:span></text:p>
      <text:p text:style-name="P32"><text:span text:style-name="T180"/></text:p>
      <text:p text:style-name="P32"><text:span text:style-name="T181"><text:s text:c="8"/></text:span><text:span text:style-name="T182">private</text:span><text:span text:style-name="T183"><text:s/></text:span><text:span text:style-name="T184">void</text:span><text:span text:style-name="T185"><text:s/>button3_Click(</text:span><text:span text:style-name="T186">object</text:span><text:span text:style-name="T187"><text:s/>sender, EventArgs e)</text:span></text:p>
      <text:p text:style-name="P32"><text:span text:style-name="T187"><text:s text:c="8"/>{</text:span></text:p>
      <text:p text:style-name="P32"><text:span text:style-name="T187"><text:s text:c="12"/>button3.Enabled =<text:s/></text:span><text:span text:style-name="T188">false</text:span><text:span text:style-name="T189">;</text:span></text:p>
      <text:p text:style-name="P32"><text:span text:style-name="T189"><text:s text:c="12"/></text:span><text:span text:style-name="T190">var</text:span><text:span text:style-name="T191"><text:s/>form =<text:s/></text:span><text:span text:style-name="T192">new</text:span><text:span text:style-name="T193"><text:s/>Products();</text:span></text:p>
      <text:p text:style-name="P32"><text:span text:style-name="T193"><text:s text:c="12"/>form.FormClosed += (s, m) =&gt; { button3.Invoke((Action)(() =&gt; button3.Enabled =<text:s/></text:span><text:span text:style-name="T194">true</text:span><text:span text:style-name="T195">)); };</text:span></text:p>
      <text:p text:style-name="P32"><text:span text:style-name="T195"><text:s text:c="12"/>form.Show();</text:span></text:p>
      <text:p text:style-name="P32"><text:span text:style-name="T195"><text:s text:c="8"/>}</text:span></text:p>
      <text:p text:style-name="P32"><text:span text:style-name="T196"/></text:p>
      <text:p text:style-name="P32"><text:span text:style-name="T197"><text:s text:c="8"/></text:span><text:span text:style-name="T198">private</text:span><text:span text:style-name="T199"><text:s/></text:span><text:span text:style-name="T200">void</text:span><text:span text:style-name="T201"><text:s/>button4_Click(</text:span><text:span text:style-name="T202">object</text:span><text:span text:style-name="T203"><text:s/>sender, EventArgs e)</text:span></text:p>
      <text:p text:style-name="P32"><text:span text:style-name="T203"><text:s text:c="8"/>{</text:span></text:p>
      <text:p text:style-name="P32"><text:span text:style-name="T203"><text:s text:c="12"/>button4.Enabled =<text:s/></text:span><text:span text:style-name="T204">false</text:span><text:span text:style-name="T205">;</text:span></text:p>
      <text:p text:style-name="P32"><text:span text:style-name="T205"><text:s text:c="12"/></text:span><text:span text:style-name="T206">var</text:span><text:span text:style-name="T207"><text:s/>form =<text:s/></text:span><text:span text:style-name="T208">new</text:span><text:span text:style-name="T209"><text:s/>Journal();</text:span></text:p>
      <text:p text:style-name="P32"><text:span text:style-name="T209"><text:s text:c="12"/>form.FormClosed += (s, m) =&gt; { button4.Invoke((Action)(() =&gt; button4.Enabled =<text:s/></text:span><text:span text:style-name="T210">true</text:span><text:span text:style-name="T211">)); };</text:span></text:p>
      <text:p text:style-name="P32"><text:span text:style-name="T211"><text:s text:c="12"/>form.Show();</text:span></text:p>
      <text:p text:style-name="P32"><text:span text:style-name="T211"><text:s text:c="8"/>}</text:span></text:p>
      <text:p text:style-name="P32"><text:span text:style-name="T212"/></text:p>
      <text:p text:style-name="P32"><text:span text:style-name="T213"><text:s text:c="8"/></text:span><text:span text:style-name="T214">private</text:span><text:span text:style-name="T215"><text:s/></text:span><text:span text:style-name="T216">void</text:span><text:span text:style-name="T217"><text:s/>button5_Click(</text:span><text:span text:style-name="T218">object</text:span><text:span text:style-name="T219"><text:s/>sender, EventArgs e)</text:span></text:p>
      <text:p text:style-name="P32"><text:span text:style-name="T219"><text:s text:c="8"/>{</text:span></text:p>
      <text:p text:style-name="P32"><text:span text:style-name="T219"><text:s text:c="12"/>button5.Enabled =<text:s/></text:span><text:span text:style-name="T220">false</text:span><text:span text:style-name="T221">;</text:span></text:p>
      <text:p text:style-name="P32"><text:span text:style-name="T221"><text:s text:c="12"/></text:span><text:span text:style-name="T222">var</text:span><text:span text:style-name="T223"><text:s/>form =<text:s/></text:span><text:span text:style-name="T224">new</text:span><text:span text:style-name="T225"><text:s/>Seles();</text:span></text:p>
      <text:p text:style-name="P32"><text:span text:style-name="T225"><text:s text:c="12"/>form.FormClosed += (s, m) =&gt; { button5.Invoke((Action)(() =&gt; button5.Enabled =<text:s/></text:span><text:span text:style-name="T226">true</text:span><text:span text:style-name="T227">)); };</text:span></text:p>
      <text:p text:style-name="P32"><text:span text:style-name="T227"><text:s text:c="12"/>form.Show();</text:span></text:p>
      <text:p text:style-name="P32"><text:span text:style-name="T227"><text:s text:c="8"/>}</text:span></text:p>
      <text:p text:style-name="P32"><text:span text:style-name="T227"><text:s text:c="4"/>}</text:span></text:p>
      <text:p text:style-name="P32"><text:span text:style-name="T227">}</text:span></text:p>
      <text:p text:style-name="P33"><text:span text:style-name="T228"/></text:p>
      <text:p text:style-name="P33"><text:span text:style-name="T229">Вывод:<text:s/></text:span><text:span text:style-name="T230">в результате выполнения лабораторной работы были получены навыки в работе со строками объекта DataSe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